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 SSm A" svg:font-family="'Whitney SSm A', 'Whitney SSm B', Lato, 'Lucida Grande', 'Lucida Sans Unicode', Tahoma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2648" officeooo:paragraph-rsid="000c2648"/>
    </style:style>
    <style:style style:name="P2" style:family="paragraph" style:parent-style-name="Standard">
      <style:text-properties officeooo:rsid="000de973" officeooo:paragraph-rsid="000de973"/>
    </style:style>
    <style:style style:name="P3" style:family="paragraph" style:parent-style-name="Standard">
      <style:text-properties officeooo:rsid="000f851c" officeooo:paragraph-rsid="000f851c"/>
    </style:style>
    <style:style style:name="P4" style:family="paragraph" style:parent-style-name="Standard">
      <style:text-properties officeooo:rsid="00108da7" officeooo:paragraph-rsid="00108da7"/>
    </style:style>
    <style:style style:name="P5" style:family="paragraph" style:parent-style-name="Standard">
      <style:text-properties officeooo:rsid="0011651a" officeooo:paragraph-rsid="0011651a"/>
    </style:style>
    <style:style style:name="P6" style:family="paragraph" style:parent-style-name="Standard">
      <style:text-properties officeooo:rsid="00131034" officeooo:paragraph-rsid="00131034"/>
    </style:style>
    <style:style style:name="P7" style:family="paragraph" style:parent-style-name="Standard">
      <style:text-properties officeooo:rsid="0013fd84" officeooo:paragraph-rsid="0013fd84"/>
    </style:style>
    <style:style style:name="P8" style:family="paragraph" style:parent-style-name="Standard">
      <style:text-properties officeooo:rsid="00140a9c" officeooo:paragraph-rsid="00140a9c"/>
    </style:style>
    <style:style style:name="P9" style:family="paragraph" style:parent-style-name="Standard">
      <style:text-properties officeooo:rsid="001449a0" officeooo:paragraph-rsid="001449a0"/>
    </style:style>
    <style:style style:name="P10" style:family="paragraph" style:parent-style-name="Standard">
      <style:text-properties style:font-name="Arial" officeooo:rsid="00109f20" officeooo:paragraph-rsid="00109f20"/>
    </style:style>
    <style:style style:name="P11" style:family="paragraph" style:parent-style-name="Standard">
      <style:text-properties style:font-name="Arial" officeooo:rsid="000c2648" officeooo:paragraph-rsid="000c2648"/>
    </style:style>
    <style:style style:name="P12" style:family="paragraph" style:parent-style-name="Standard">
      <style:text-properties style:font-name="Arial" officeooo:rsid="000de973" officeooo:paragraph-rsid="000de973"/>
    </style:style>
    <style:style style:name="P13" style:family="paragraph" style:parent-style-name="Standard">
      <style:text-properties style:font-name="Arial" officeooo:rsid="000f851c" officeooo:paragraph-rsid="000f851c"/>
    </style:style>
    <style:style style:name="P14" style:family="paragraph" style:parent-style-name="Standard">
      <style:text-properties style:font-name="Arial" officeooo:rsid="00108da7" officeooo:paragraph-rsid="00108da7"/>
    </style:style>
    <style:style style:name="P15" style:family="paragraph" style:parent-style-name="Standard">
      <style:text-properties style:font-name="Arial" officeooo:rsid="0011651a" officeooo:paragraph-rsid="0011651a"/>
    </style:style>
    <style:style style:name="P16" style:family="paragraph" style:parent-style-name="Standard">
      <style:text-properties style:font-name="Arial" officeooo:paragraph-rsid="0011651a"/>
    </style:style>
    <style:style style:name="P17" style:family="paragraph" style:parent-style-name="Standard">
      <style:text-properties style:font-name="Arial" officeooo:rsid="00131034" officeooo:paragraph-rsid="00131034"/>
    </style:style>
    <style:style style:name="P18" style:family="paragraph" style:parent-style-name="Standard">
      <style:text-properties style:font-name="Arial" officeooo:rsid="0013fd84" officeooo:paragraph-rsid="0013fd84"/>
    </style:style>
    <style:style style:name="P19" style:family="paragraph" style:parent-style-name="Standard">
      <style:text-properties style:font-name="Arial" officeooo:rsid="00140a9c" officeooo:paragraph-rsid="00140a9c"/>
    </style:style>
    <style:style style:name="P20" style:family="paragraph" style:parent-style-name="Standard">
      <style:text-properties style:font-name="Arial" officeooo:rsid="001449a0" officeooo:paragraph-rsid="001449a0"/>
    </style:style>
    <style:style style:name="P21" style:family="paragraph" style:parent-style-name="Standard">
      <style:text-properties style:font-name="Arial" officeooo:paragraph-rsid="001449a0"/>
    </style:style>
    <style:style style:name="P22" style:family="paragraph" style:parent-style-name="Standard">
      <style:text-properties style:font-name="Arial" officeooo:rsid="00162faf" officeooo:paragraph-rsid="00162faf"/>
    </style:style>
    <style:style style:name="P23" style:family="paragraph" style:parent-style-name="Standard">
      <style:text-properties style:font-name="Arial" officeooo:paragraph-rsid="00162faf"/>
    </style:style>
    <style:style style:name="P24" style:family="paragraph" style:parent-style-name="Standard">
      <style:text-properties style:font-name="Arial" officeooo:rsid="00178d75" officeooo:paragraph-rsid="00178d75"/>
    </style:style>
    <style:style style:name="P25" style:family="paragraph" style:parent-style-name="Standard">
      <style:text-properties style:font-name="Arial" officeooo:rsid="00178d75" officeooo:paragraph-rsid="001b1f72"/>
    </style:style>
    <style:style style:name="P26" style:family="paragraph" style:parent-style-name="Standard">
      <style:text-properties fo:font-variant="normal" fo:text-transform="none" style:font-name="Arial" fo:font-size="12pt" fo:letter-spacing="normal" fo:font-style="normal" fo:font-weight="normal" officeooo:paragraph-rsid="001449a0" style:font-size-asian="12pt" style:font-size-complex="12pt"/>
    </style:style>
    <style:style style:name="P27" style:family="paragraph" style:parent-style-name="Standard">
      <style:text-properties fo:font-variant="normal" fo:text-transform="none" style:font-name="Arial" fo:font-size="12pt" fo:letter-spacing="normal" fo:font-style="normal" fo:font-weight="normal" officeooo:rsid="00162faf" officeooo:paragraph-rsid="00162faf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162faf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78d75" officeooo:paragraph-rsid="00178d75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b70db" officeooo:paragraph-rsid="001b70db" style:font-size-asian="12pt" style:font-size-complex="12pt"/>
    </style:style>
    <style:style style:name="P31" style:family="paragraph" style:parent-style-name="Title">
      <style:text-properties style:font-name="Arial"/>
    </style:style>
    <style:style style:name="P3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b70db" officeooo:paragraph-rsid="001b70db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cbbdf" officeooo:paragraph-rsid="001cbbdf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cbbdf" officeooo:paragraph-rsid="001e659c" style:font-size-asian="12pt" style:font-size-complex="12pt"/>
    </style:style>
    <style:style style:name="P35" style:family="paragraph" style:parent-style-name="Standard">
      <style:text-properties officeooo:paragraph-rsid="001cbbdf"/>
    </style:style>
    <style:style style:name="T1" style:family="text">
      <style:text-properties officeooo:rsid="0011651a"/>
    </style:style>
    <style:style style:name="T2" style:family="text">
      <style:text-properties officeooo:rsid="001449a0"/>
    </style:style>
    <style:style style:name="T3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font-size="12pt" fo:letter-spacing="normal" fo:font-style="normal" fo:font-weight="normal" officeooo:rsid="00162faf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162faf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196878" style:font-size-asian="12pt" style:font-size-complex="12pt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officeooo:rsid="001cbbdf" style:font-size-asian="12pt" style:font-size-complex="12pt"/>
    </style:style>
    <style:style style:name="T9" style:family="text">
      <style:text-properties fo:font-variant="normal" fo:text-transform="none" fo:color="#000080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3a9f4" style:text-line-through-style="none" style:text-line-through-type="none" style:font-name="Whitney SSm A" fo:font-size="16.5pt" fo:letter-spacing="normal" fo:font-style="normal" style:text-underline-style="none" fo:font-weight="normal" style:text-blinking="false"/>
    </style:style>
    <style:style style:name="T11" style:family="text">
      <style:text-properties style:font-name="Arial"/>
    </style:style>
    <style:style style:name="T12" style:family="text">
      <style:text-properties style:font-name="Arial" officeooo:rsid="0011651a"/>
    </style:style>
    <style:style style:name="T13" style:family="text">
      <style:text-properties fo:font-size="12pt" officeooo:rsid="001449a0" style:font-size-asian="12pt" style:font-size-complex="12pt"/>
    </style:style>
    <style:style style:name="T14" style:family="text">
      <style:text-properties officeooo:rsid="001e65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Quellen</text:p>
      <text:p text:style-name="P10">The Book of CSS3<text:line-break/>A Developer‘s Guide To The Future Of Web Design</text:p>
      <text:p text:style-name="P10">Peter Gasston</text:p>
      <text:p text:style-name="P1"><text:a xlink:type="simple" xlink:href="https://de.wikipedia.org/wiki/Cascading_Style_Sheets" text:style-name="Internet_20_link" text:visited-style-name="Visited_20_Internet_20_Link"><text:span text:style-name="T11"/></text:a></text:p>
      <text:p text:style-name="P1"><text:a xlink:type="simple" xlink:href="https://de.wikipedia.org/wiki/Cascading_Style_Sheets" text:style-name="Internet_20_link" text:visited-style-name="Visited_20_Internet_20_Link"><text:span text:style-name="T11">https://de.wikipedia.org/wiki/Cascading_Style_Sheets</text:span></text:a><text:span text:style-name="T11"><text:line-break/>31.05.2017 um 10:29 </text:span><text:span text:style-name="T12">Uhr</text:span><text:span text:style-name="T11"><text:line-break/>Stand 13. März 2017 Horst Gräbner</text:span></text:p>
      <text:p text:style-name="P11"/>
      <text:p text:style-name="P2"><text:a xlink:type="simple" xlink:href="https://de.wikipedia.org/wiki/Hypertext_Markup_Language" text:style-name="Internet_20_link" text:visited-style-name="Visited_20_Internet_20_Link"><text:span text:style-name="T11">https://de.wikipedia.org/wiki/Hypertext_Markup_Language</text:span></text:a></text:p>
      <text:p text:style-name="P12">31.05.2017 um 10:43 <text:span text:style-name="T1">Uhr</text:span></text:p>
      <text:p text:style-name="P12">Stand 24. April 2017 Benutzer: Lustiger_seth</text:p>
      <text:p text:style-name="P12"/>
      <text:p text:style-name="P3"><text:a xlink:type="simple" xlink:href="http://phantomjs.org/" text:style-name="Internet_20_link" text:visited-style-name="Visited_20_Internet_20_Link"><text:span text:style-name="T11">http://phantomjs.org/</text:span></text:a></text:p>
      <text:p text:style-name="P13">31.05.2017 um 10:4 <text:span text:style-name="T1">Uhr</text:span></text:p>
      <text:p text:style-name="P13">Stand 2017 Jamie Mason &amp; Maurice Svay</text:p>
      <text:p text:style-name="P13"/>
      <text:p text:style-name="P4"><text:a xlink:type="simple" xlink:href="https://github.com/Huddle/PhantomCSS" text:style-name="Internet_20_link" text:visited-style-name="Visited_20_Internet_20_Link"><text:span text:style-name="T11">https://github.com/Huddle/PhantomCSS</text:span></text:a></text:p>
      <text:p text:style-name="P14">31.05.2017 um 10:50 <text:span text:style-name="T1">Uhr</text:span></text:p>
      <text:p text:style-name="P14">Stand 3. April 2017 James Cryer</text:p>
      <text:p text:style-name="P14"/>
      <text:p text:style-name="P5"><text:a xlink:type="simple" xlink:href="https://de.wikipedia.org/wiki/Liste_von_Programmiersprachen" text:style-name="Internet_20_link" text:visited-style-name="Visited_20_Internet_20_Link"><text:span text:style-name="T11">https://de.wikipedia.org/wiki/Liste_von_Programmiersprachen</text:span></text:a></text:p>
      <text:p text:style-name="P15">21.06.2017 um 9:57 Uhr</text:p>
      <text:p text:style-name="P15">Stand 19. Mai 2017 Benutzer: Trustable</text:p>
      <text:p text:style-name="P16"/>
      <text:p text:style-name="P6"><text:a xlink:type="simple" xlink:href="https://erdfisch.de/" text:style-name="Internet_20_link" text:visited-style-name="Visited_20_Internet_20_Link"><text:span text:style-name="T11">https://erdfisch.de/</text:span></text:a></text:p>
      <text:p text:style-name="P17">21.06.2017 um 10:14 Uhr</text:p>
      <text:p text:style-name="P17">Stand 2017 Frank Holldorff</text:p>
      <text:p text:style-name="P17"/>
      <text:p text:style-name="P7"><text:a xlink:type="simple" xlink:href="https://dannorth.net/introducing-bdd/" text:style-name="Internet_20_link" text:visited-style-name="Visited_20_Internet_20_Link"><text:span text:style-name="T11">https://dannorth.net/introducing-bdd/</text:span></text:a></text:p>
      <text:p text:style-name="P18">22.06.2017 um 9:09 Uhr</text:p>
      <text:p text:style-name="P18">Stand 2017 Dan North</text:p>
      <text:p text:style-name="P18"/>
      <text:p text:style-name="P8"><text:a xlink:type="simple" xlink:href="https://de.wikipedia.org/wiki/Behavior_Driven_Development" text:style-name="Internet_20_link" text:visited-style-name="Visited_20_Internet_20_Link"><text:span text:style-name="T11">https://de.wikipedia.org/wiki/Behavior_Driven_Development</text:span></text:a></text:p>
      <text:p text:style-name="P19">22.06.2017 um 9:14 Uhr</text:p>
      <text:p text:style-name="P19">Stand 2. Mai 2017 Benutzer: MovGP0</text:p>
      <text:p text:style-name="P19"/>
      <text:p text:style-name="P9"><text:a xlink:type="simple" xlink:href="https://about.gitlab.com/features/gitlab-ci-cd/" text:style-name="Internet_20_link" text:visited-style-name="Visited_20_Internet_20_Link"><text:span text:style-name="T11">https://about.gitlab.com/features/gitlab-ci-cd/</text:span></text:a></text:p>
      <text:p text:style-name="P20">22.06.2017 um 12:00 Uhr</text:p>
      <text:p text:style-name="P21"><text:span text:style-name="T2">Stand 2017</text:span><text:span text:style-name="T13"> </text:span><text:span text:style-name="T3">Sean Packham</text:span></text:p>
      <text:p text:style-name="P26"/>
      <text:p text:style-name="P22"><text:a xlink:type="simple" xlink:href="http://behat.org/en/latest/" text:style-name="Internet_20_link" text:visited-style-name="Visited_20_Internet_20_Link"><text:span text:style-name="T3">http://behat.org/en/latest/</text:span></text:a></text:p>
      <text:p text:style-name="P27">22.06.2017 um 12:09 Uhr</text:p>
      <text:p text:style-name="P23"><text:span text:style-name="T4">Stand 2016</text:span><text:span text:style-name="T6"> </text:span><text:span text:style-name="T5">Konstantin Kudryashov</text:span></text:p>
      <text:p text:style-name="P28"/>
      <text:p text:style-name="P25"><text:a xlink:type="simple" xlink:href="http://php.net/manual/de/intro-whatis.php" text:style-name="Internet_20_link" text:visited-style-name="Visited_20_Internet_20_Link"><text:span text:style-name="T9">http://php.net/manual/de/intro-whatis.php</text:span></text:a></text:p>
      <text:p text:style-name="P24"><text:soft-page-break/><text:span text:style-name="T5">23.06.2017 </text:span><text:span text:style-name="T7">um 9:30 Uhr</text:span></text:p>
      <text:p text:style-name="P29">Stand 2017 PHP Group</text:p>
      <text:p text:style-name="P29"/>
      <text:p text:style-name="P30"><text:a xlink:type="simple" xlink:href="https://de.statista.com/statistik/daten/studie/217457/umfrage/anteil-mobiler-endgeraete-an-allen-seitenaufrufen-weltweit/" text:style-name="Internet_20_link" text:visited-style-name="Visited_20_Internet_20_Link">https://de.statista.com/statistik/daten/studie/217457/umfrage/anteil-mobiler-endgeraete-an-allen-seitenaufrufen-weltweit/</text:a></text:p>
      <text:p text:style-name="P30">23.06.2017 um 13:17 Uhr</text:p>
      <text:p text:style-name="P30">Stand Januar 2017 Statista</text:p>
      <text:p text:style-name="P30"/>
      <text:p text:style-name="P30"><text:a xlink:type="simple" xlink:href="http://gs.statcounter.com/platform-market-share/desktop-mobile-tablet/germany" text:style-name="Internet_20_link" text:visited-style-name="Visited_20_Internet_20_Link">http://gs.statcounter.com/platform-market-share/desktop-mobile-tablet/germany</text:a></text:p>
      <text:p text:style-name="P30">23.06.2017 13:00 Uhr</text:p>
      <text:p text:style-name="P30">Stand Mai 2017 StatCounter</text:p>
      <text:p text:style-name="P30"/>
      <text:p text:style-name="P34"><text:a xlink:type="simple" xlink:href="https://css-tricks.com/visual-regression-testing-with-phantomcss/" text:style-name="Internet_20_link" text:visited-style-name="Visited_20_Internet_20_Link"><text:span text:style-name="T14">https://css-tricks.com/visual-regression-testing-with-phantomcss/</text:span></text:a></text:p>
      <text:p text:style-name="P33">23.06.2013 um 15:34 Uhr</text:p>
      <text:p text:style-name="P35"><text:span text:style-name="T8">Stand 17 November 2017 Jon Bella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 SSm A" svg:font-family="'Whitney SSm A', 'Whitney SSm B', Lato, 'Lucida Grande', 'Lucida Sans Unicode', Tahoma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0:09:50.627704138</meta:creation-date>
    <dc:date>2017-06-23T15:35:39.627836590</dc:date>
    <meta:editing-duration>PT3H50M12S</meta:editing-duration>
    <meta:editing-cycles>18</meta:editing-cycles>
    <meta:generator>LibreOffice/5.3.3.2$Linux_X86_64 LibreOffice_project/30m0$Build-2</meta:generator>
    <meta:document-statistic meta:table-count="0" meta:image-count="0" meta:object-count="0" meta:page-count="2" meta:paragraph-count="43" meta:word-count="156" meta:character-count="1538" meta:non-whitespace-character-count="1425"/>
  </office:meta>
</office:document-meta>
</file>